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eelawadee UI" svg:font-family="'Leelawadee UI'" style:font-adornments="Normal"/>
    <style:font-face style:name="OpenSymbol" svg:font-family="OpenSymbol"/>
    <style:font-face style:name="Segoe UI" svg:font-family="'Segoe UI'" style:font-adornments="Normal"/>
    <style:font-face style:name="Arial Unicode MS1" svg:font-family="'Arial Unicode M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font-name-complex="Courier New3"/>
    </style:style>
    <style:style style:name="P2" style:family="paragraph" style:parent-style-name="Standard">
      <style:text-properties style:font-name="Courier New" style:text-underline-style="solid" style:text-underline-width="auto" style:text-underline-color="font-color" style:font-name-complex="Courier New3"/>
    </style:style>
    <style:style style:name="P3" style:family="paragraph" style:parent-style-name="Standard">
      <style:text-properties style:font-name="Courier New" style:text-underline-style="none" style:font-name-complex="Courier New3"/>
    </style:style>
    <style:style style:name="P4" style:family="paragraph" style:parent-style-name="Standard">
      <style:paragraph-properties fo:text-align="center" style:justify-single-word="false"/>
      <style:text-properties style:font-name="Courier New" fo:font-size="14pt" style:text-underline-style="solid" style:text-underline-width="auto" style:text-underline-color="font-color" style:font-size-asian="14pt" style:font-name-complex="Courier New3" style:font-size-complex="14pt"/>
    </style:style>
    <style:style style:name="P5" style:family="paragraph" style:parent-style-name="Standard">
      <style:text-properties fo:color="#000000" style:font-name="Courier New" style:font-name-complex="Courier New3"/>
    </style:style>
    <style:style style:name="P6" style:family="paragraph" style:parent-style-name="Standard">
      <style:paragraph-properties fo:break-before="page"/>
      <style:text-properties style:font-name="Courier New" style:font-name-complex="Courier New3"/>
    </style:style>
    <style:style style:name="P7" style:family="paragraph" style:parent-style-name="List_20_Paragraph">
      <style:paragraph-properties fo:margin-left="0cm" fo:margin-right="0cm" fo:text-indent="0cm" style:auto-text-indent="false"/>
    </style:style>
    <style:style style:name="P8" style:family="paragraph" style:parent-style-name="List_20_Paragraph">
      <style:paragraph-properties fo:margin-left="0cm" fo:margin-right="0cm" fo:text-indent="0cm" style:auto-text-indent="false"/>
      <style:text-properties style:font-name="Courier New" style:font-name-complex="Courier New3"/>
    </style:style>
    <style:style style:name="P9" style:family="paragraph" style:parent-style-name="List_20_Paragraph">
      <style:paragraph-properties fo:margin-left="1.879cm" fo:margin-right="0cm" fo:text-indent="0cm" style:auto-text-indent="false"/>
      <style:text-properties style:font-name="Courier New" style:font-name-complex="Courier New3"/>
    </style:style>
    <style:style style:name="P10" style:family="paragraph" style:parent-style-name="List_20_Paragraph">
      <style:paragraph-properties fo:margin-left="3.149cm" fo:margin-right="0cm" fo:text-indent="0cm" style:auto-text-indent="false"/>
      <style:text-properties style:font-name="Courier New" style:font-name-complex="Courier New3"/>
    </style:style>
    <style:style style:name="P11" style:family="paragraph" style:parent-style-name="Standard" style:master-page-name="Standard">
      <style:paragraph-properties fo:text-align="center" style:justify-single-word="false" style:page-number="auto"/>
      <style:text-properties style:font-name="Courier New" fo:font-size="16pt" style:font-size-asian="16pt" style:font-name-complex="Courier New3" style:font-size-complex="16pt"/>
    </style:style>
    <style:style style:name="P12" style:family="paragraph" style:parent-style-name="Standard">
      <style:paragraph-properties fo:text-align="center" style:justify-single-word="false"/>
      <style:text-properties style:font-name="Courier New" fo:font-size="12pt" style:font-size-asian="12pt" style:font-name-complex="Courier New3" style:font-size-complex="12pt"/>
    </style:style>
    <style:style style:name="P13" style:family="paragraph" style:parent-style-name="Standard">
      <style:paragraph-properties fo:text-align="center" style:justify-single-word="false"/>
      <style:text-properties style:font-name="Courier New" fo:font-size="11pt" fo:font-style="italic" style:text-underline-style="none" style:font-size-asian="11pt" style:font-style-asian="italic" style:font-name-complex="Courier New3" style:font-size-complex="11pt" style:font-style-complex="italic"/>
    </style:style>
    <style:style style:name="P14" style:family="paragraph" style:parent-style-name="Standard">
      <style:paragraph-properties fo:text-align="center" style:justify-single-word="false"/>
      <style:text-properties style:font-name="Courier New" fo:font-size="7pt" fo:font-style="italic" style:text-underline-style="none" style:font-size-asian="7pt" style:font-style-asian="italic" style:font-name-complex="Courier New3" style:font-size-complex="7pt" style:font-style-complex="italic"/>
    </style:style>
    <style:style style:name="P15" style:family="paragraph" style:parent-style-name="Standard">
      <style:text-properties style:font-name="Courier New" style:text-underline-style="solid" style:text-underline-width="auto" style:text-underline-color="font-color" style:font-name-complex="Courier New3"/>
    </style:style>
    <style:style style:name="P16" style:family="paragraph" style:parent-style-name="Standard">
      <style:text-properties style:font-name="Courier New" style:font-name-complex="Courier New3"/>
    </style:style>
    <style:style style:name="P17" style:family="paragraph" style:parent-style-name="Standard">
      <style:text-properties fo:color="#000000" style:font-name="Courier New" style:font-name-complex="Courier New3"/>
    </style:style>
    <style:style style:name="P18" style:family="paragraph" style:parent-style-name="Standard">
      <style:text-properties style:font-name="Courier New1" fo:font-size="11pt" style:font-size-asian="11pt" style:font-size-complex="11pt"/>
    </style:style>
    <style:style style:name="P19" style:family="paragraph" style:parent-style-name="Standard">
      <style:paragraph-properties fo:margin-left="1.244cm" fo:margin-right="0cm" fo:text-indent="0cm" style:auto-text-indent="false"/>
      <style:text-properties style:font-name="Courier New" style:font-name-complex="Courier New3"/>
    </style:style>
    <style:style style:name="P20" style:family="paragraph" style:parent-style-name="Standard">
      <style:paragraph-properties fo:break-before="page"/>
      <style:text-properties style:font-name="Courier New" style:text-underline-style="solid" style:text-underline-width="auto" style:text-underline-color="font-color" style:font-name-complex="Courier New3"/>
    </style:style>
    <style:style style:name="P21" style:family="paragraph" style:parent-style-name="Standard">
      <style:paragraph-properties fo:margin-left="0cm" fo:margin-right="0cm" fo:text-align="center" style:justify-single-word="false" fo:text-indent="0cm" style:auto-text-indent="false"/>
      <style:text-properties style:font-name="Courier New" fo:font-size="11pt" fo:font-style="italic" style:text-underline-style="none" fo:font-weight="normal" style:font-size-asian="11pt" style:font-style-asian="italic" style:font-weight-asian="normal" style:font-name-complex="Courier New3" style:font-size-complex="11pt" style:font-style-complex="italic" style:font-weight-complex="normal"/>
    </style:style>
    <style:style style:name="P22" style:family="paragraph" style:parent-style-name="Standard">
      <style:paragraph-properties fo:margin-left="0cm" fo:margin-right="0cm" fo:text-indent="0cm" style:auto-text-indent="false"/>
      <style:text-properties style:font-name="Courier New1" fo:font-size="11pt" fo:font-style="normal" style:text-underline-style="none" fo:font-weight="normal" officeooo:rsid="00167d91" officeooo:paragraph-rsid="00167d91" style:font-size-asian="11pt" style:font-style-asian="normal" style:font-weight-asian="normal" style:font-name-complex="Courier New3" style:font-size-complex="11pt" style:font-style-complex="normal" style:font-weight-complex="normal"/>
    </style:style>
    <style:style style:name="P23" style:family="paragraph" style:parent-style-name="List_20_Paragraph" style:list-style-name="WWNum1"/>
    <style:style style:name="P24" style:family="paragraph" style:parent-style-name="List_20_Paragraph" style:list-style-name="WWNum1">
      <style:text-properties style:font-name="Courier New" style:font-name-complex="Courier New3"/>
    </style:style>
    <style:style style:name="P25" style:family="paragraph" style:parent-style-name="List_20_Paragraph" style:list-style-name="L1">
      <style:text-properties style:font-name="Courier New" style:text-underline-style="none" style:font-name-complex="Courier New3"/>
    </style:style>
    <style:style style:name="P26" style:family="paragraph" style:parent-style-name="List_20_Paragraph" style:list-style-name="L1">
      <style:text-properties style:font-name="Courier New" style:text-underline-style="none" fo:font-weight="normal" style:font-weight-asian="normal" style:font-name-complex="Courier New3" style:font-weight-complex="normal"/>
    </style:style>
    <style:style style:name="P27" style:family="paragraph" style:parent-style-name="List_20_Paragraph" style:list-style-name="L1">
      <style:text-properties style:font-name="Courier New" style:text-underline-style="solid" style:text-underline-width="auto" style:text-underline-color="font-color" fo:font-weight="bold" style:font-weight-asian="bold" style:font-name-complex="Courier New3" style:font-weight-complex="bold"/>
    </style:style>
    <style:style style:name="P28" style:family="paragraph" style:parent-style-name="List_20_Paragraph" style:list-style-name="L1">
      <style:text-properties style:font-name="Courier New" fo:font-style="normal" style:text-underline-style="solid" style:text-underline-width="auto" style:text-underline-color="font-color" fo:font-weight="bold" style:font-style-asian="normal" style:font-weight-asian="bold" style:font-name-complex="Courier New3" style:font-style-complex="normal" style:font-weight-complex="bold"/>
    </style:style>
    <style:style style:name="P29" style:family="paragraph" style:parent-style-name="List_20_Paragraph" style:list-style-name="L2">
      <style:text-properties style:font-name="Courier New" fo:font-style="normal" style:text-underline-style="solid" style:text-underline-width="auto" style:text-underline-color="font-color" fo:font-weight="bold" style:font-style-asian="normal" style:font-weight-asian="bold" style:font-name-complex="Courier New3" style:font-style-complex="normal" style:font-weight-complex="bold"/>
    </style:style>
    <style:style style:name="P30" style:family="paragraph" style:parent-style-name="List_20_Paragraph" style:list-style-name="L1">
      <style:text-properties style:font-name="Courier New" fo:font-style="normal" style:text-underline-style="none" fo:font-weight="normal" style:font-style-asian="normal" style:font-weight-asian="normal" style:font-name-complex="Courier New3" style:font-style-complex="normal" style:font-weight-complex="normal"/>
    </style:style>
    <style:style style:name="P31" style:family="paragraph" style:parent-style-name="List_20_Paragraph" style:list-style-name="L2">
      <style:text-properties style:font-name="Courier New" fo:font-style="normal" style:text-underline-style="none" fo:font-weight="normal" style:font-style-asian="normal" style:font-weight-asian="normal" style:font-name-complex="Courier New3" style:font-style-complex="normal" style:font-weight-complex="normal"/>
    </style:style>
    <style:style style:name="P32" style:family="paragraph" style:parent-style-name="List_20_Paragraph" style:list-style-name="WWNum1">
      <style:text-properties style:font-name="Courier New" fo:font-size="11pt" fo:font-style="italic" style:text-underline-style="solid" style:text-underline-width="auto" style:text-underline-color="font-color" fo:font-weight="normal" style:font-size-asian="11pt" style:font-style-asian="italic" style:font-weight-asian="normal" style:font-name-complex="Courier New3" style:font-size-complex="11pt" style:font-style-complex="italic" style:font-weight-complex="normal"/>
    </style:style>
    <style:style style:name="P33" style:family="paragraph" style:parent-style-name="List_20_Paragraph">
      <style:text-properties style:font-name="Courier New" fo:font-size="11pt" fo:font-style="normal" style:text-underline-style="none" fo:font-weight="normal" style:font-size-asian="11pt" style:font-style-asian="normal" style:font-weight-asian="normal" style:font-name-complex="Courier New3" style:font-size-complex="11pt" style:font-style-complex="normal" style:font-weight-complex="normal"/>
    </style:style>
    <style:style style:name="P34" style:family="paragraph" style:parent-style-name="List_20_Paragraph" style:list-style-name="WWNum1">
      <style:text-properties style:font-name="Courier New" fo:font-size="11pt" fo:font-style="normal" style:text-underline-style="none" fo:font-weight="normal" style:font-size-asian="11pt" style:font-style-asian="normal" style:font-weight-asian="normal" style:font-name-complex="Courier New3" style:font-size-complex="11pt" style:font-style-complex="normal" style:font-weight-complex="normal"/>
    </style:style>
    <style:style style:name="P35" style:family="paragraph" style:parent-style-name="List_20_Paragraph" style:list-style-name="L2">
      <style:text-properties style:font-name="Courier New" fo:font-size="11pt" fo:font-style="normal" style:text-underline-style="none" fo:font-weight="normal" style:font-size-asian="11pt" style:font-style-asian="normal" style:font-weight-asian="normal" style:font-name-complex="Courier New3" style:font-size-complex="11pt" style:font-style-complex="normal" style:font-weight-complex="normal"/>
    </style:style>
    <style:style style:name="P36" style:family="paragraph" style:parent-style-name="List_20_Paragraph" style:list-style-name="L2">
      <style:text-properties style:font-name="Courier New" fo:font-size="11pt" fo:font-style="normal" style:text-underline-style="solid" style:text-underline-width="auto" style:text-underline-color="font-color" fo:font-weight="bold" style:font-size-asian="11pt" style:font-style-asian="normal" style:font-weight-asian="bold" style:font-name-complex="Courier New3" style:font-size-complex="11pt" style:font-style-complex="normal" style:font-weight-complex="bold"/>
    </style:style>
    <style:style style:name="P37" style:family="paragraph" style:parent-style-name="List_20_Paragraph" style:list-style-name="L1"/>
    <style:style style:name="P38" style:family="paragraph" style:parent-style-name="List_20_Paragraph" style:list-style-name="L2">
      <style:text-properties style:font-name="Courier New1"/>
    </style:style>
    <style:style style:name="P39" style:family="paragraph" style:parent-style-name="List_20_Paragraph">
      <style:paragraph-properties fo:margin-left="1.879cm" fo:margin-right="0cm" fo:text-indent="0cm" style:auto-text-indent="false"/>
      <style:text-properties style:font-name="Courier New" style:font-name-complex="Courier New3"/>
    </style:style>
    <style:style style:name="P40" style:family="paragraph" style:parent-style-name="List_20_Paragraph">
      <style:paragraph-properties fo:margin-left="0cm" fo:margin-right="0cm" fo:text-indent="0cm" style:auto-text-indent="false" fo:break-before="page"/>
      <style:text-properties style:font-name="Courier New" style:text-underline-style="solid" style:text-underline-width="auto" style:text-underline-color="font-color" style:font-name-complex="Courier New3"/>
    </style:style>
    <style:style style:name="P41" style:family="paragraph" style:parent-style-name="List_20_Paragraph" style:list-style-name="WWNum1">
      <style:paragraph-properties fo:margin-left="0cm" fo:margin-right="0cm" fo:text-indent="0cm" style:auto-text-indent="false" fo:break-before="page"/>
      <style:text-properties style:font-name="Courier New" style:text-underline-style="solid" style:text-underline-width="auto" style:text-underline-color="font-color" style:font-name-complex="Courier New3"/>
    </style:style>
    <style:style style:name="P42" style:family="paragraph" style:parent-style-name="List_20_Paragraph">
      <style:paragraph-properties fo:margin-left="0cm" fo:margin-right="0cm" fo:text-indent="0cm" style:auto-text-indent="false" fo:break-before="page"/>
      <style:text-properties style:font-name="Courier New" fo:font-size="11pt" fo:font-style="normal" style:text-underline-style="solid" style:text-underline-width="auto" style:text-underline-color="font-color" fo:font-weight="normal" style:font-size-asian="11pt" style:font-style-asian="normal" style:font-weight-asian="normal" style:font-name-complex="Courier New3" style:font-size-complex="11pt" style:font-style-complex="normal" style:font-weight-complex="normal"/>
    </style:style>
    <style:style style:name="P43" style:family="paragraph" style:parent-style-name="List_20_Paragraph" style:list-style-name="L2">
      <style:paragraph-properties fo:margin-left="0cm" fo:margin-right="0cm" fo:text-indent="0cm" style:auto-text-indent="false" fo:break-before="page"/>
      <style:text-properties style:font-name="Courier New" fo:font-size="11pt" fo:font-style="normal" style:text-underline-style="solid" style:text-underline-width="auto" style:text-underline-color="font-color" fo:font-weight="normal" style:font-size-asian="11pt" style:font-style-asian="normal" style:font-weight-asian="normal" style:font-name-complex="Courier New3" style:font-size-complex="11pt" style:font-style-complex="normal" style:font-weight-complex="normal"/>
    </style:style>
    <style:style style:name="P44" style:family="paragraph" style:parent-style-name="List_20_Paragraph">
      <style:paragraph-properties fo:margin-left="0cm" fo:margin-right="0cm" fo:text-indent="0cm" style:auto-text-indent="false"/>
      <style:text-properties style:font-name="Courier New" style:text-underline-style="none" style:font-name-complex="Courier New3"/>
    </style:style>
    <style:style style:name="P45" style:family="paragraph" style:parent-style-name="List_20_Paragraph">
      <style:paragraph-properties fo:margin-left="0cm" fo:margin-right="0cm" fo:text-indent="0cm" style:auto-text-indent="false"/>
      <style:text-properties style:font-name="Courier New" fo:font-style="normal" style:text-underline-style="none" fo:font-weight="normal" style:font-style-asian="normal" style:font-weight-asian="normal" style:font-name-complex="Courier New3" style:font-style-complex="normal" style:font-weight-complex="normal"/>
    </style:style>
    <style:style style:name="P46" style:family="paragraph" style:parent-style-name="List_20_Paragraph">
      <style:paragraph-properties fo:margin-left="0cm" fo:margin-right="0cm" fo:text-indent="0cm" style:auto-text-indent="false"/>
      <style:text-properties style:font-name="Courier New" fo:font-size="11pt" fo:font-style="italic" style:text-underline-style="none" fo:font-weight="normal" style:font-size-asian="11pt" style:font-style-asian="italic" style:font-weight-asian="normal" style:font-name-complex="Courier New3" style:font-size-complex="11pt" style:font-style-complex="italic" style:font-weight-complex="normal"/>
    </style:style>
    <style:style style:name="P47" style:family="paragraph" style:parent-style-name="List_20_Paragraph">
      <style:paragraph-properties fo:margin-left="0cm" fo:margin-right="0cm" fo:text-indent="0cm" style:auto-text-indent="false"/>
      <style:text-properties style:font-name="Courier New" fo:font-size="11pt" fo:font-style="normal" style:text-underline-style="solid" style:text-underline-width="auto" style:text-underline-color="font-color" fo:font-weight="normal" style:font-size-asian="11pt" style:font-style-asian="normal" style:font-weight-asian="normal" style:font-name-complex="Courier New3" style:font-size-complex="11pt" style:font-style-complex="normal" style:font-weight-complex="normal"/>
    </style:style>
    <style:style style:name="P48" style:family="paragraph" style:parent-style-name="List_20_Paragraph">
      <style:paragraph-properties fo:margin-left="0cm" fo:margin-right="0cm" fo:text-indent="0cm" style:auto-text-indent="false"/>
      <style:text-properties style:font-name="Courier New" fo:font-size="11pt" fo:font-style="normal" style:text-underline-style="solid" style:text-underline-width="auto" style:text-underline-color="font-color" fo:font-weight="normal" officeooo:rsid="00167d91" officeooo:paragraph-rsid="00167d91" style:font-size-asian="11pt" style:font-style-asian="normal" style:font-weight-asian="normal" style:font-name-complex="Courier New3" style:font-size-complex="11pt" style:font-style-complex="normal" style:font-weight-complex="normal"/>
    </style:style>
    <style:style style:name="P49" style:family="paragraph" style:parent-style-name="List_20_Paragraph">
      <style:paragraph-properties fo:margin-left="0cm" fo:margin-right="0cm" fo:text-indent="0cm" style:auto-text-indent="false"/>
      <style:text-properties style:font-name="Courier New" fo:font-size="11pt" fo:font-style="normal" style:text-underline-style="none" fo:font-weight="normal" style:font-size-asian="11pt" style:font-style-asian="normal" style:font-weight-asian="normal" style:font-name-complex="Courier New3" style:font-size-complex="11pt" style:font-style-complex="normal" style:font-weight-complex="normal"/>
    </style:style>
    <style:style style:name="P50" style:family="paragraph" style:parent-style-name="List_20_Paragraph" style:list-style-name="L2">
      <style:paragraph-properties fo:margin-left="0cm" fo:margin-right="0cm" fo:text-indent="0cm" style:auto-text-indent="false"/>
      <style:text-properties style:font-name="Courier New" fo:font-size="11pt" fo:font-style="normal" style:text-underline-style="none" fo:font-weight="normal" style:font-size-asian="11pt" style:font-style-asian="normal" style:font-weight-asian="normal" style:font-name-complex="Courier New3" style:font-size-complex="11pt" style:font-style-complex="normal" style:font-weight-complex="normal"/>
    </style:style>
    <style:style style:name="P51" style:family="paragraph" style:parent-style-name="List_20_Paragraph">
      <style:paragraph-properties fo:margin-left="0cm" fo:margin-right="0cm" fo:text-indent="0cm" style:auto-text-indent="false"/>
      <style:text-properties style:font-name="Courier New" fo:font-size="11pt" fo:font-style="normal" style:text-underline-style="none" fo:font-weight="normal" officeooo:rsid="00167d91" officeooo:paragraph-rsid="00167d91" style:font-size-asian="11pt" style:font-style-asian="normal" style:font-weight-asian="normal" style:font-name-complex="Courier New3" style:font-size-complex="11pt" style:font-style-complex="normal" style:font-weight-complex="normal"/>
    </style:style>
    <style:style style:name="P52" style:family="paragraph" style:parent-style-name="List_20_Paragraph">
      <style:paragraph-properties fo:margin-left="0cm" fo:margin-right="0cm" fo:text-indent="0cm" style:auto-text-indent="false"/>
      <style:text-properties style:font-name="Courier New" style:text-underline-style="solid" style:text-underline-width="auto" style:text-underline-color="font-color" style:font-name-complex="Courier New3"/>
    </style:style>
    <style:style style:name="P53" style:family="paragraph" style:parent-style-name="List_20_Paragraph">
      <style:paragraph-properties fo:margin-left="0cm" fo:margin-right="0cm" fo:text-indent="0cm" style:auto-text-indent="false"/>
      <style:text-properties style:font-name="Courier New" style:font-name-complex="Courier New3"/>
    </style:style>
    <style:style style:name="P54" style:family="paragraph" style:parent-style-name="List_20_Paragraph">
      <style:paragraph-properties fo:margin-left="0cm" fo:margin-right="0cm" fo:text-indent="0cm" style:auto-text-indent="false"/>
      <style:text-properties officeooo:paragraph-rsid="00167d91"/>
    </style:style>
    <style:style style:name="P55" style:family="paragraph" style:parent-style-name="List_20_Paragraph" style:list-style-name="L1">
      <style:paragraph-properties fo:break-before="page"/>
    </style:style>
    <style:style style:name="P56" style:family="paragraph" style:parent-style-name="List_20_Paragraph" style:list-style-name="L2">
      <style:paragraph-properties fo:orphans="2" fo:widows="2" style:writing-mode="lr-tb"/>
      <style:text-properties style:font-name="Courier New" fo:font-size="11pt" fo:font-style="normal" style:text-underline-style="none" fo:font-weight="normal" style:font-size-asian="11pt" style:font-style-asian="normal" style:font-weight-asian="normal" style:font-name-complex="Courier New3" style:font-size-complex="11pt" style:font-style-complex="normal" style:font-weight-complex="normal"/>
    </style:style>
    <style:style style:name="T1" style:family="text">
      <style:text-properties style:font-name="Courier New" style:font-name-complex="Courier New3"/>
    </style:style>
    <style:style style:name="T2" style:family="text">
      <style:text-properties style:font-name="Courier New" style:text-underline-style="solid" style:text-underline-width="auto" style:text-underline-color="font-color" fo:font-weight="bold" style:font-weight-asian="bold" style:font-name-complex="Courier New3" style:font-weight-complex="bold"/>
    </style:style>
    <style:style style:name="T3" style:family="text">
      <style:text-properties style:font-name="Courier New" style:text-underline-style="none" style:font-name-complex="Courier New3"/>
    </style:style>
    <style:style style:name="T4" style:family="text">
      <style:text-properties style:font-name="Courier New" fo:font-size="11pt" fo:font-style="normal" style:text-underline-style="none" fo:font-weight="normal" officeooo:rsid="00167d91" style:font-size-asian="11pt" style:font-style-asian="normal" style:font-weight-asian="normal" style:font-name-complex="Courier New3" style:font-size-complex="11pt" style:font-style-complex="normal" style:font-weight-complex="normal"/>
    </style:style>
    <style:style style:name="T5" style:family="text">
      <style:text-properties fo:color="#000000" style:font-name="Courier New" fo:background-color="#ffffff" loext:char-shading-value="0" style:font-name-complex="Courier New3"/>
    </style:style>
    <style:style style:name="T6" style:family="text">
      <style:text-properties fo:color="#000000" style:font-name="Courier New" style:font-name-complex="Courier New3"/>
    </style:style>
    <style:style style:name="T7" style:family="text">
      <style:text-properties fo:color="#000000" style:font-name="Consolas" fo:font-size="9.5pt" style:font-size-asian="9.5pt" fo:background-color="#ffffff"/>
    </style:style>
    <style:style style:name="T8" style:family="text">
      <style:text-properties fo:color="#000000" style:font-name="Courier New1" fo:font-size="9.5pt" style:font-size-asian="9.5pt" fo:background-color="#ffffff"/>
    </style:style>
    <style:style style:name="T9" style:family="text">
      <style:text-properties fo:color="#000000" style:font-name="Courier New1" fo:font-size="12pt" style:font-size-asian="12pt" style:font-size-complex="12pt" fo:background-color="#ffffff"/>
    </style:style>
    <style:style style:name="T10" style:family="text">
      <style:text-properties fo:color="#000000" style:font-name="Courier New1" fo:font-size="11pt" style:font-size-asian="11pt" style:font-size-complex="11pt" fo:background-color="#ffffff"/>
    </style:style>
    <style:style style:name="T11" style:family="text">
      <style:text-properties fo:color="#000000" fo:font-size="9.5pt" style:font-size-asian="9.5pt" fo:background-color="#ffffff"/>
    </style:style>
    <style:style style:name="T12" style:family="text">
      <style:text-properties fo:color="#000000" fo:background-color="#ffffff"/>
    </style:style>
    <style:style style:name="T13" style:family="text">
      <style:text-properties fo:color="#000000" style:text-underline-style="solid" style:text-underline-width="auto" style:text-underline-color="font-color" fo:background-color="#ffffff"/>
    </style:style>
    <style:style style:name="T14" style:family="text">
      <style:text-properties fo:color="#000000" style:text-underline-style="none" fo:background-color="#ffffff"/>
    </style:style>
    <style:style style:name="T15" style:family="text">
      <style:text-properties officeooo:rsid="00167d91"/>
    </style:style>
    <style:style style:name="T16"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o">
        <style:list-level-properties text:list-level-position-and-space-mode="label-alignment">
          <style:list-level-label-alignment text:label-followed-by="listtab" text:list-tab-stop-position="2.54cm" fo:text-indent="-0.63cm" fo:margin-left="3.14cm"/>
        </style:list-level-properties>
        <style:text-properties style:font-name="Leelawade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4cm" fo:margin-left="4.42cm"/>
        </style:list-level-properties>
        <style:text-properties style:font-name="Leelawade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ide technique</text:p>
      <text:p text:style-name="P12">Bomberman™ - Projet final</text:p>
      <text:p text:style-name="P12">Samuel Goulet</text:p>
      <text:p text:style-name="P12">Communication par Ordinateur</text:p>
      <text:p text:style-name="P1"/>
      <text:p text:style-name="P4">Partie 1</text:p>
      <text:p text:style-name="P13">Connexion et communication</text:p>
      <text:p text:style-name="P14">(Partie 2 à la page 11)</text:p>
      <text:p text:style-name="P13"/>
      <text:p text:style-name="P2">Formulaire Multijoueur :</text:p>
      <text:p text:style-name="P1"><text:tab/>C’est le premier formulaire à apparaître !</text:p>
      <text:p text:style-name="P1"/>
      <text:p text:style-name="P1"><text:tab/>Utilise la classe frmStartup.cs</text:p>
      <text:p text:style-name="P1"><text:tab/>Il travaille main dans la main avec les classes Client, Server et LobbyInfo.</text:p>
      <text:p text:style-name="P1"/>
      <text:p text:style-name="P1"><text:tab/>Attributs :</text:p>
      <text:list xml:id="list7395062992079546432" text:style-name="WWNum1">
        <text:list-item>
          <text:p text:style-name="P24">m_Client -&gt; Client local, utilisant les sockets réseau.</text:p>
        </text:list-item>
      </text:list>
      <text:p text:style-name="P9">(voir Client)</text:p>
      <text:list xml:id="list151246345997751" text:continue-numbering="true" text:style-name="WWNum1">
        <text:list-item>
          <text:p text:style-name="P24">m_Server -&gt; Si le programme est hôte d’une partie, c’est le serveur. Sinon, il est toujours laissé à null.<text:line-break/>(voir Server)</text:p>
        </text:list-item>
        <text:list-item>
          <text:p text:style-name="P24">m_Partie -&gt; Liste de toutes les parties reçues (car au départ, j’avais l’intention de supporter le fait d’avoir plusieurs parties sur un même réseau. Mes ambitions ont diminué avec le temps (et le manque de temps.))</text:p>
        </text:list-item>
        <text:list-item>
          <text:p text:style-name="P24">m_LobbyInfo -&gt; Structure qui contient toutes les informations utiles et nécessaires par rapport à la partie en cours, aux joueurs, à l’hôte, etc. (voir LobbyInfo)</text:p>
        </text:list-item>
        <text:list-item>
          <text:p text:style-name="P24">m_NumeroJoueur -&gt; Numéro du joueur, déterminé par le serveur lors de la connexion.</text:p>
        </text:list-item>
      </text:list>
      <text:p text:style-name="P1"/>
      <text:p text:style-name="P19">Points principaux (car je ne décrirai pas tout en détail)</text:p>
      <text:list xml:id="list151247229225747" text:continue-numbering="true" text:style-name="WWNum1">
        <text:list-item>
          <text:p text:style-name="P24">Bouton « Host » (btnHost)</text:p>
          <text:list>
            <text:list-item>
              <text:p text:style-name="P24">Lorsque cliqué, il vérifie si un nom de partie a été spécifié. Si oui, un Server est créé (m_Server) et publié (broadcast) par UDP aux autres clients potentiels. L’hôte rejoint automatiquement la partie.</text:p>
            </text:list-item>
          </text:list>
        </text:list-item>
        <text:list-item>
          <text:p text:style-name="P24">ListBox « Join » (lbJoin)</text:p>
          <text:list>
            <text:list-item>
              <text:p text:style-name="P24">Les parties possibles (en fait, « la » partie possible, puisque j’ai décidé de ne pas supporter le fait d’avoir plusieurs parties sur un même réseau, quoi que sous certaines circonstances, il est tout de même possible que cela arrive… Ne le testez pas) sont ajoutées à ce ListBox. Lorsqu’un nom de partie est double-cliqué, le Client tente de se connecter au Server correspondant.</text:p>
            </text:list-item>
          </text:list>
        </text:list-item>
        <text:list-item>
          <text:p text:style-name="P24">GroupBox « Joueur x » (gbPlayerX)</text:p>
          <text:list>
            <text:list-item>
              <text:p text:style-name="P24"><text:soft-page-break/>Ces GroupBoxes et leur contenu représentent les joueurs dans la partie en cours. Le contenu du GroupBox correspondant au numéro de joueur (m_NumeroJoueur) est débloqué pour pouvoir y changer le nom et la couleur du joueur.</text:p>
            </text:list-item>
            <text:list-item>
              <text:p text:style-name="P24">Boutons « Validate » (btnValidateX)</text:p>
              <text:list>
                <text:list-item>
                  <text:p text:style-name="P24">Permettent au joueur de valider ses choix et de dire au Server qu’il est prêt à commencer la partie.</text:p>
                </text:list-item>
              </text:list>
            </text:list-item>
            <text:list-item>
              <text:p text:style-name="P24">Boutons « Choose Color » (btnPickColorJoueurX)</text:p>
              <text:list>
                <text:list-item>
                  <text:p text:style-name="P24">Permettent au joueur de choisir leur couleur. La couleur du personnage dans le panel correspondant sera changée, ainsi que la couleur du panel sous le bouton.</text:p>
                </text:list-item>
              </text:list>
            </text:list-item>
            <text:list-item>
              <text:p text:style-name="P24">Les informations ne sont pas modifiées en temps réel. Elles ne sont envoyées que lorsque le bouton « Validate » est appuyé. Dès lors, elles ne peuvent plus être modifiées.</text:p>
            </text:list-item>
          </text:list>
        </text:list-item>
      </text:list>
      <text:p text:style-name="P10"/>
      <text:p text:style-name="P10"/>
      <text:p text:style-name="P2">LobbyInfo :</text:p>
      <text:p text:style-name="P3"><text:tab/>Structure assez simple qui ne fait que contenir les diverses informations relatives à la partie :</text:p>
      <text:p text:style-name="P3"><text:tab/>IPAddress Host → IP de l'hôte de la partie.</text:p>
      <text:p text:style-name="P3"><text:tab/>String NomPartie → Nom de la partie</text:p>
      <text:p text:style-name="P3"><text:tab/>string[] NomJoueurs → Noms des joueurs (4)</text:p>
      <text:p text:style-name="P3"><text:tab/>IPAddress[] IPJoueurs → IPs des joueurs (4)</text:p>
      <text:p text:style-name="P3"><text:tab/>Color[] Colors → Couleurs des joueurs (4)</text:p>
      <text:p text:style-name="P3"><text:tab/>bool[] SpotTaken → Indique si le numéro est pris (4)</text:p>
      <text:p text:style-name="P3"><text:tab/>bool[] PlayerReady → Indique si le joueur est prêt à <text:tab/><text:tab/><text:tab/><text:tab/><text:tab/><text:tab/><text:tab/>commencer la partie (4)</text:p>
      <text:p text:style-name="P3"/>
      <text:p text:style-name="P3"><text:tab/>byte GetFirstAvailableSpot() → Trouve un numéro de joueur libre, ou retourne 255 si il n'y en a aucun.</text:p>
      <text:p text:style-name="P3"><text:tab/>bool AddPlayer(...) → Tente d'ajouter un joueur</text:p>
      <text:p text:style-name="P3"><text:tab/>bool RemovePlayer(...) Tente d'enlever un joueur</text:p>
      <text:p text:style-name="P3"><text:tab/></text:p>
      <text:p text:style-name="P3"><text:tab/>byte[] ToByteArray() et bool FromByteArray(...)</text:p>
      <text:p text:style-name="P3"><text:tab/><text:tab/>Voir Trames</text:p>
      <text:p text:style-name="P20">Client :</text:p>
      <text:p text:style-name="P1"><text:tab/>C’est ce qui gère le côté local de la communication. Il est divisé en 4 parties (c’est une classe partielle). </text:p>
      <text:list xml:id="list151247345346300" text:continue-numbering="true" text:style-name="WWNum1">
        <text:list-item>
          <text:p text:style-name="P24">ClientTCP</text:p>
        </text:list-item>
        <text:list-item>
          <text:p text:style-name="P24">ClientUDP</text:p>
        </text:list-item>
        <text:list-item>
          <text:p text:style-name="P24">CliendAdReceiver</text:p>
        </text:list-item>
        <text:list-item>
          <text:p text:style-name="P24">Client</text:p>
        </text:list-item>
      </text:list>
      <text:p text:style-name="P1"/>
      <text:p text:style-name="P1">ClientTCP, comme son nom l’indique, gère la communication par TCP.</text:p>
      <text:list xml:id="list151247489276111" text:continue-numbering="true" text:style-name="WWNum1">
        <text:list-item>
          <text:p text:style-name="P24">InitialiseTCP(…) crée le TcpClient et le lie au Server spécifié.</text:p>
        </text:list-item>
        <text:list-item>
          <text:p text:style-name="P24">CloseTCP() ferme le TcpClient.</text:p>
        </text:list-item>
        <text:list-item>
          <text:p text:style-name="P24">SendTCP(…) envoie une trame à l’hôte, par TCP.</text:p>
        </text:list-item>
        <text:list-item>
          <text:p text:style-name="P24">ReceiveTCP() est géré par un autre Thread et reçoit les trames lancées par l’hôte. Lorsqu’il reçoit une trame, il utilise la classe PacketManager pour décoder la Trame et s’assurer de sa validité. La lecture est en boucle, puisque le TCP colle parfois plusieurs trames en les envoyant (Optimisation, peut-être ?).</text:p>
        </text:list-item>
      </text:list>
      <text:p text:style-name="P1"/>
      <text:p text:style-name="P1">ClientUDP, comme son nom l’indique, gère la communication par UDP.</text:p>
      <text:p text:style-name="P1"><text:tab/>Son fonctionnement est semblable à celui du client TCP, mais il écoute sur « Broadcast ». En fait, cette section de code n’est qu’utilisée pour les déplacements de joueurs.</text:p>
      <text:p text:style-name="P1"/>
      <text:p text:style-name="Standard"><text:span text:style-name="T1">ClientAdReceiver, comme son nom l’indique, reçoit les publicités. Il écoute, en boucle dans un autre Thread, les trames en UDP sur un certain port (</text:span><text:span text:style-name="T5">59635</text:span><text:span text:style-name="T6">) en attente de trames de type BroadcastTrame, qui sont envoyées par les Servers pour dire que leur partie existe.</text:span></text:p>
      <text:p text:style-name="P5"/>
      <text:p text:style-name="P5">Client.cs contient le gros du code du Client.</text:p>
      <text:list xml:id="list151247354493117" text:continue-numbering="true" text:style-name="WWNum1">
        <text:list-item>
          <text:p text:style-name="P24">Network_ReceivedTrame(…)</text:p>
          <text:list>
            <text:list-item>
              <text:p text:style-name="P24">Lorsqu’une trame est décodée par l’un des clients ci-haut, elle est envoyée à cette méthode, qui agit comme un « DispatchMessage(…) » en c++, en envoyant la trame à ce qui pourra l’utiliser.</text:p>
            </text:list-item>
          </text:list>
        </text:list-item>
        <text:list-item>
          <text:p text:style-name="P24">ResetLobby()</text:p>
          <text:list>
            <text:list-item>
              <text:p text:style-name="P24">Remet le Formulaire Multijoueur à son état par défaut, et ferme les connections.</text:p>
            </text:list-item>
          </text:list>
        </text:list-item>
        <text:list-item>
          <text:p text:style-name="P24">Join(…)</text:p>
          <text:list>
            <text:list-item>
              <text:p text:style-name="P24">Rejoint une partie, selon son adresse IP. Concrètement, c’est la méthode qui initialise le client TCP et tente de se connecter au Server (avec une JoinGameRequestTrame (Voir Trames)).</text:p>
            </text:list-item>
          </text:list>
        </text:list-item>
      </text:list>
      <text:p text:style-name="P1"/>
      <text:p text:style-name="P1"/>
      <text:p text:style-name="P1"/>
      <text:p text:style-name="P1"/>
      <text:p text:style-name="P20">Server :</text:p>
      <text:p text:style-name="P1"><text:tab/>Très semblable au Client en plusieurs points.</text:p>
      <text:p text:style-name="P1"><text:tab/>C’est ce qui gère le côté Serveur de la communication. Il est divisé en 3 parties (c’est une classe partielle).</text:p>
      <text:list xml:id="list151246315370895" text:continue-numbering="true" text:style-name="WWNum1">
        <text:list-item>
          <text:p text:style-name="P24">ServerTCP</text:p>
        </text:list-item>
        <text:list-item>
          <text:p text:style-name="P24">ServerUDP</text:p>
        </text:list-item>
        <text:list-item>
          <text:p text:style-name="P24">Server</text:p>
        </text:list-item>
      </text:list>
      <text:p text:style-name="P1"/>
      <text:p text:style-name="P1">ServerTCP, comme son nom l’indique, s’occupe de la communication par TCP.</text:p>
      <text:list xml:id="list151248048635371" text:continue-numbering="true" text:style-name="WWNum1">
        <text:list-item>
          <text:p text:style-name="P24">InitialiseListener()</text:p>
          <text:list>
            <text:list-item>
              <text:p text:style-name="P24">Crée un TcpListener, qui sera en attente de nouvelles connections (limitées à 4) (dans un autre thread (qui utilise Listen())).</text:p>
            </text:list-item>
            <text:list-item>
              <text:p text:style-name="P24">Lorsqu’une connexion est créée, un nouveau Thread est créé, ainsi qu’un nouveau TcpClient, qui sont utilisés pour communiquer avec le client qui s’est connecté.</text:p>
            </text:list-item>
          </text:list>
        </text:list-item>
        <text:list-item>
          <text:p text:style-name="P24">SendTCP(…)</text:p>
          <text:list>
            <text:list-item>
              <text:p text:style-name="P24">Envoie un paquet par TCP, en utilisant le Socket spécifié.</text:p>
            </text:list-item>
            <text:list-item>
              <text:p text:style-name="P24">Utilisé au tout début d’une connexion, principalement, pour créer l’identité du nouveau joueur.</text:p>
            </text:list-item>
          </text:list>
        </text:list-item>
        <text:list-item>
          <text:p text:style-name="P24">SendToAll(…)</text:p>
          <text:list>
            <text:list-item>
              <text:p text:style-name="P24">Envoie une trame à tous les clients connectés.</text:p>
            </text:list-item>
          </text:list>
        </text:list-item>
      </text:list>
      <text:p text:style-name="P1"/>
      <text:p text:style-name="P1">ServerUDP, comme son nom l’indique, s’occupe de la communication par UDP.</text:p>
      <text:list xml:id="list151247794695161" text:continue-numbering="true" text:style-name="WWNum1">
        <text:list-item>
          <text:p text:style-name="P24">InitialiseUDP()</text:p>
          <text:list>
            <text:list-item>
              <text:p text:style-name="P24">Crée un nouveau client UDP, et crée un Thread pour la réception de données sur ce client (ReceiveUDP()).</text:p>
            </text:list-item>
          </text:list>
        </text:list-item>
        <text:list-item>
          <text:p text:style-name="P24">SendToAllUDP(…)</text:p>
          <text:list>
            <text:list-item>
              <text:p text:style-name="P24">Envoie une trame par Broadcast, pour que tout le monde les reçoit (Ceci est la cause de bien des problèmes, mais la communication par UDP d’un ordinateur à un autre ne semblait pas… stable).</text:p>
            </text:list-item>
          </text:list>
        </text:list-item>
        <text:list-item>
          <text:p text:style-name="P24">StartBroadcast(…)</text:p>
          <text:list>
            <text:list-item>
              <text:p text:style-name="P24">Commence un nouveau Thread (Broadcast()) qui envoie en boucle la trame spécifiée. Utilisé pour publier l’existence d’une partie.</text:p>
              <text:p text:style-name="P41">Plus d'information sur la communication :</text:p>
            </text:list-item>
          </text:list>
        </text:list-item>
      </text:list>
      <text:p text:style-name="P44"/>
      <text:p text:style-name="P44"><text:tab/>Une trame peut être envoyée soit par TCP ou par UDP.</text:p>
      <text:p text:style-name="P44"><text:tab/>Les trames envoyées par UDP sont destinées au « Broadcast », donc tout le monde les reçoit. Elles sont utilisées pour l'information qui doit être transmise rapidement, répétitivement, ou qui sont moins importantes.</text:p>
      <text:p text:style-name="P44"><text:tab/>Les trames envoyées par TCP sont celles qui doivent impérativement se rendre à destination, peu importe le délai requis.</text:p>
      <text:p text:style-name="P44"/>
      <text:p text:style-name="P44"><text:tab/>Lorsqu'un Client ou un Server reçoit une trame, le décodage se fait dans une boucle, au cas où plusieurs trames auraient été attrapées dans une même itération. La trame est décodée par la classe statique « PacketManager », qui ne contient qu'une méthode.</text:p>
      <text:p text:style-name="P44"><text:tab/>public static bool Decode(ref byte[] Packet, out AbsTrame Trame) {…}</text:p>
      <text:p text:style-name="P44"><text:tab/>Cette méthode prend un tableau de bytes et tente de recréer la trame envoyée originalement sous forme de classe (La classe AbsTrame est une classe abstraite de laquelle hérite toutes les autres trames). Elle retourne True si le décodage est réussi, ou False. La valeur de « Packet » est modifiée pour y enlever la partie décodée, et le paramètre « Trame » est la classe obtenue par décodage, ou null si le décodage ne s'est pas bien passé.</text:p>
      <text:p text:style-name="P44"><text:tab/>(Voir « Trames »)</text:p>
      <text:p text:style-name="P44"><text:tab/>Une fois décodée, un événement est lancé, récupéré par Network_ReceivedTrame, qui s'occupe de diriger la trame vers l'endroit où elle sera traitée.</text:p>
      <text:p text:style-name="P40">Trames :</text:p>
      <text:p text:style-name="P44"><text:tab/></text:p>
      <text:p text:style-name="P44"><text:tab/>Toutes les trames ont les deux méthodes suivantes :</text:p>
      <text:p text:style-name="P44"><text:tab/><text:tab/>public byte[] ToByteArray()</text:p>
      <text:p text:style-name="P44"><text:tab/><text:tab/><text:tab/>Retourne un tableau de bytes représentant le <text:tab/><text:tab/><text:tab/><text:tab/>contenu de la trame, encodé de manière décodable.</text:p>
      <text:p text:style-name="P44"><text:tab/><text:tab/>public static bool Decode(...)</text:p>
      <text:p text:style-name="P44"><text:tab/><text:tab/><text:tab/>Reconstruit la trame selon un tableau de bytes <text:tab/><text:tab/><text:tab/><text:tab/>donné.</text:p>
      <text:p text:style-name="P44"><text:tab/><text:tab/><text:tab/>Modifie le tableau reçu pour y enlever la partie <text:tab/><text:tab/><text:tab/>décodée.</text:p>
      <text:p text:style-name="P44"><text:tab/><text:tab/><text:tab/>Retourne True si le décodage s'est bien déroulé.</text:p>
      <text:p text:style-name="P44"><text:tab/>Les trames sont vérifiées par Checksum.</text:p>
      <text:p text:style-name="P44"><text:tab/>Les checksums sont exprimés sur 1 byte, de 0 à 255.</text:p>
      <text:p text:style-name="P44"><text:tab/>La section « Type de paquet » est sur 7 bits. Le premier bit <text:tab/>indique si la trame est pour l'hôte ou pas (m_ForHost).</text:p>
      <text:p text:style-name="P44"><text:tab/>Les termes « ID du joueur » et « Numéro du joueur » sont <text:tab/><text:tab/>synonymes.</text:p>
      <text:p text:style-name="P44"/>
      <text:p text:style-name="P7"><text:span text:style-name="T3"><text:tab/></text:span><text:span text:style-name="T2">AbsTrame </text:span><text:span text:style-name="T3">:</text:span></text:p>
      <text:list xml:id="list4282146244020399555" text:style-name="L1">
        <text:list-item>
          <text:list>
            <text:list-item>
              <text:p text:style-name="P25">Classe abstraite, mère de toutes les autres classes de trames.</text:p>
              <text:list>
                <text:list-item>
                  <text:p text:style-name="P25">PacketType m_Type → Type de trame. Utilisé pour savoir comment bien la décoder.</text:p>
                </text:list-item>
                <text:list-item>
                  <text:p text:style-name="P25">IPAddress m_IP → IP de la personne qui a envoyé la trame.</text:p>
                </text:list-item>
                <text:list-item>
                  <text:p text:style-name="P25">Bool m_ForHost → True si la trame est destinée à être lue par l'hôte. Principalement utile pour les trames en Broadcast.</text:p>
                </text:list-item>
              </text:list>
            </text:list-item>
            <text:list-item>
              <text:p text:style-name="P25">IPAddress DecodeIP(byte[] Data) → retourne une addresse IP correspondant aux octets 2-6 d'une trame donnée.</text:p>
              <text:p text:style-name="P25"/>
              <text:p text:style-name="P25"/>
            </text:list-item>
          </text:list>
          <text:p text:style-name="P37"><text:span text:style-name="T2">AckTrame </text:span><text:span text:style-name="T3">:</text:span></text:p>
          <text:list text:continue-numbering="true">
            <text:list-item>
              <text:p text:style-name="P25">Format :</text:p>
              <text:list>
                <text:list-item>
                  <text:p text:style-name="P25">STX | Type de paquet | IP Local | Type de paquet reçu | Checksum | ETX</text:p>
                </text:list-item>
              </text:list>
            </text:list-item>
            <text:list-item>
              <text:p text:style-name="P25">Envoyé pour dire qu'une trame a bien été reçue</text:p>
              <text:list>
                <text:list-item>
                  <text:p text:style-name="P25">Pas vraiment utile en TCP.</text:p>
                </text:list-item>
              </text:list>
            </text:list-item>
            <text:list-item>
              <text:p text:style-name="P25">PacketType m_TrameReceivedType → Type du packet dont on confirme la réception.</text:p>
              <text:p text:style-name="P25"/>
            </text:list-item>
          </text:list>
          <text:p text:style-name="P25"/>
          <text:p text:style-name="P55"><text:span text:style-name="T2">BroadcastGameTrame </text:span><text:span text:style-name="T3">:</text:span></text:p>
          <text:list text:continue-numbering="true">
            <text:list-item>
              <text:p text:style-name="P25">Format :</text:p>
              <text:list>
                <text:list-item>
                  <text:p text:style-name="P25">STX | Type de paquet | IP Local | Longueur du texte | Nom de partie (encodage par défaut) | Checksum | ETX</text:p>
                </text:list-item>
              </text:list>
            </text:list-item>
            <text:list-item>
              <text:p text:style-name="P25">Utilisé pour dire qu'une partie existe, et transférer certaines informations utiles.</text:p>
            </text:list-item>
            <text:list-item>
              <text:p text:style-name="P25">String m_Nom → Nom de la partie</text:p>
            </text:list-item>
            <text:list-item>
              <text:p text:style-name="P25">Envoyée par UDP, reçue par la section « ClientAdReceiver » du client.</text:p>
              <text:p text:style-name="P27"/>
            </text:list-item>
          </text:list>
          <text:p text:style-name="P27">JoinGameRequestTrame :</text:p>
          <text:list text:continue-numbering="true">
            <text:list-item>
              <text:p text:style-name="P26">Format :</text:p>
              <text:list>
                <text:list-item>
                  <text:p text:style-name="P26">STX | Type de paquet | IP Local | Heure de l'envoi du paquet | Checksum | ETX</text:p>
                </text:list-item>
              </text:list>
            </text:list-item>
            <text:list-item>
              <text:p text:style-name="P26">Utilisé pour indiquer à un Server qu'on veut se connecter à lui.</text:p>
            </text:list-item>
            <text:list-item>
              <text:p text:style-name="P26">DateTime m_TimeSent → Heure de l'envoi du paquet.</text:p>
              <text:list>
                <text:list-item>
                  <text:p text:style-name="P26">Plutôt inutile, puisqu'il est envoyé par TCP maintenant de toute façon.</text:p>
                </text:list-item>
              </text:list>
              <text:p text:style-name="P26"/>
              <text:p text:style-name="P26"/>
            </text:list-item>
          </text:list>
          <text:p text:style-name="P27">RegisterPlayerTrame :</text:p>
          <text:list text:continue-numbering="true">
            <text:list-item>
              <text:p text:style-name="P26">Format :</text:p>
              <text:list>
                <text:list-item>
                  <text:p text:style-name="P26">STX | Type de paquet | IP Local | Heure de l'envoi de la JoinGameRequestTrame correspondante | Numero du joueur | Checksum | ETX</text:p>
                </text:list-item>
              </text:list>
            </text:list-item>
            <text:list-item>
              <text:p text:style-name="P26">Envoyé par le Server au Client pour lui donner un numéro de joueur, et lui indiquer par le fait même qu'il fait partie de la partie.</text:p>
            </text:list-item>
            <text:list-item>
              <text:p text:style-name="P26">DateTime m_TimeSent → Voir ci-haut.</text:p>
            </text:list-item>
            <text:list-item>
              <text:p text:style-name="P26">Byte m_IDJoueur → Numéro assigné au joueur.</text:p>
              <text:p text:style-name="P26"/>
              <text:p text:style-name="P26"/>
            </text:list-item>
          </text:list>
          <text:p text:style-name="P27">GameInfoUpdateTrame :</text:p>
          <text:list text:continue-numbering="true">
            <text:list-item>
              <text:p text:style-name="P26">Format :</text:p>
              <text:list>
                <text:list-item>
                  <text:p text:style-name="P26">STX | Type de paquet | IP de l'émetteur | Numéro de l'émetteur (inutile) | Structure LobbyInfo (qui a elle-même sa méthode ToByteArray()) | Checksum | ETX</text:p>
                </text:list-item>
              </text:list>
            </text:list-item>
            <text:list-item>
              <text:p text:style-name="P26">Envoyée pour mettre tout le monde (Clients et Server) au courant de modifications par rapport aux joueurs dans la partie (Changement de nom/couleur, Validation, nouveau joueur, etc)</text:p>
            </text:list-item>
            <text:list-item>
              <text:p text:style-name="P26">Byte m_NumeroJoueur → Voir ci-haut</text:p>
            </text:list-item>
            <text:list-item>
              <text:p text:style-name="P26"><text:soft-page-break/>LobbyInfo m_LobbyInfo → Voir LobbyInfo plus haut</text:p>
              <text:p text:style-name="P26"/>
              <text:p text:style-name="P26"/>
            </text:list-item>
          </text:list>
          <text:p text:style-name="P27">GameStartEndTrame :</text:p>
          <text:list text:continue-numbering="true">
            <text:list-item>
              <text:p text:style-name="P26">Format :</text:p>
              <text:list>
                <text:list-item>
                  <text:p text:style-name="P26">STX | Type de paquet | IP local | bool indiquant si la partie commence ou se termine (inutile, finalement) | Structure LobbyInfo | Carte de jeu | Checksum | ETX</text:p>
                </text:list-item>
              </text:list>
            </text:list-item>
            <text:list-item>
              <text:p text:style-name="P26">Envoyée par le Server lorsque tous les joueurs connectés ont validé qu'ils sont prêt à jouer. Donne les informations finales quant aux joueurs dans la partie par le biais de la structure LobbyInfo. Donne également la carte sur laquelle la partie se déroulera. C'est la plus grosse trame.</text:p>
            </text:list-item>
            <text:list-item>
              <text:p text:style-name="P26">Bool m_StartEnd → Indique si la partie débute ou se termine</text:p>
            </text:list-item>
            <text:list-item>
              <text:p text:style-name="P26">Map m_Map → Carte sur laquelle se déroulera le jeu (Voir Map)</text:p>
            </text:list-item>
            <text:list-item>
              <text:p text:style-name="P26">LobbyInfo m_LobbyInfo → Voir LobbyInfo</text:p>
              <text:p text:style-name="P26"/>
              <text:p text:style-name="P26"/>
              <text:p text:style-name="P26">Toutes les trames vues jusqu'à maintenant sont utilisées avant que la partie ne soit commencée. Les trames suivantes sont envoyées durant la partie.</text:p>
              <text:p text:style-name="P26"/>
              <text:p text:style-name="P26">Il peut être souhaitable de lire la portion « Jeu » plus bas et de jouer au jeu un peu afin de mieux comprendre l'utilité de ces trames.</text:p>
              <text:p text:style-name="P26"/>
              <text:p text:style-name="P26"/>
            </text:list-item>
          </text:list>
          <text:p text:style-name="P27">PlayerMoveTrame :</text:p>
          <text:list text:continue-numbering="true">
            <text:list-item>
              <text:p text:style-name="P26">Format :</text:p>
              <text:list>
                <text:list-item>
                  <text:p text:style-name="P26">STX | Type de paquet | IP Local | ID du joueur | Position en X | Position en Y | Vélocité en X | Vélocité en Y | Checksum | ETX</text:p>
                </text:list-item>
              </text:list>
            </text:list-item>
            <text:list-item>
              <text:p text:style-name="P26">Envoyée par les Clients au Server afin de le mettre au courant de leurs mouvements.</text:p>
              <text:p text:style-name="P26"/>
              <text:p text:style-name="P26"/>
            </text:list-item>
          </text:list>
          <text:p text:style-name="P27">PlayerPositionUpdateTrame :</text:p>
          <text:list text:continue-numbering="true">
            <text:list-item>
              <text:p text:style-name="P26">Format :</text:p>
              <text:list>
                <text:list-item>
                  <text:p text:style-name="P26">STX | Type de paquet | IP Local | Structure PlayerPositions | Checksum | ETX</text:p>
                </text:list-item>
              </text:list>
            </text:list-item>
            <text:list-item>
              <text:p text:style-name="P26">Envoyée par le Server aux clients par UDP à chaque 20 ms pour les informer des positions des joueurs.</text:p>
            </text:list-item>
            <text:list-item>
              <text:p text:style-name="P26"><text:soft-page-break/>PlayerPositions a ses propres méthodes ToByteArray() et Decode().</text:p>
              <text:p text:style-name="P26"/>
              <text:p text:style-name="P26"/>
              <text:p text:style-name="P26"/>
              <text:p text:style-name="P26"/>
              <text:p text:style-name="P26"/>
            </text:list-item>
          </text:list>
          <text:p text:style-name="P27">PlayerDieTrame :</text:p>
          <text:list text:continue-numbering="true">
            <text:list-item>
              <text:p text:style-name="P26">Format :</text:p>
              <text:list>
                <text:list-item>
                  <text:p text:style-name="P26">STX | Type de paquet | IP Local | ID du joueur mort | Checksum | ETX</text:p>
                </text:list-item>
              </text:list>
            </text:list-item>
            <text:list-item>
              <text:p text:style-name="P26">Envoyé par le Client pour indiquer qu'un joueur est mort. Est ensuite renvoyé à tous les Clients pour qu'ils sachent que le joueur est mort.</text:p>
              <text:p text:style-name="P26"/>
            </text:list-item>
          </text:list>
          <text:p text:style-name="P26"/>
          <text:p text:style-name="P27">BlockBreakTrame :</text:p>
          <text:list text:continue-numbering="true">
            <text:list-item>
              <text:p text:style-name="P26">Format :</text:p>
              <text:list>
                <text:list-item>
                  <text:p text:style-name="P26">STX | Type de paquet | IP Local | ID de l'émetteur | Nombre des cases brisées | Tableau de points indiquant la position des cases brisées | Checksum | ETX</text:p>
                </text:list-item>
              </text:list>
            </text:list-item>
            <text:list-item>
              <text:p text:style-name="P26">Envoyée par le Client (puis renvoyée par le Server) pour indiquer que des cases sont maintenant en cours de destruction. </text:p>
            </text:list-item>
            <text:list-item>
              <text:p text:style-name="P26">Note : Si un bonus a été placé lors de la destruction, la case n'est pas considérée comme détruite (un paquet BlockPlaceTrame est plutôt envoyé dans ces cas).</text:p>
              <text:p text:style-name="P26"/>
              <text:p text:style-name="P26"/>
            </text:list-item>
          </text:list>
          <text:p text:style-name="P27">BlockPlaceTrame :</text:p>
          <text:list text:continue-numbering="true">
            <text:list-item>
              <text:p text:style-name="P26">Format :</text:p>
              <text:list>
                <text:list-item>
                  <text:p text:style-name="P26">STX | Type de paquet | IP Local | ID de l'émetteur | Type de bonus placé | Position en X | Position en Y | Checksum | ETX</text:p>
                </text:list-item>
              </text:list>
            </text:list-item>
            <text:list-item>
              <text:p text:style-name="P26">Envoyée par le Client (et renvoyée par le Server) pour indiquer qu'une case (à la position x, y) contient maintenant un bonus de type (Type).</text:p>
              <text:p text:style-name="P26"/>
              <text:p text:style-name="P26"/>
            </text:list-item>
          </text:list>
          <text:p text:style-name="P27">BombPlaceTrame :</text:p>
          <text:list text:continue-numbering="true">
            <text:list-item>
              <text:p text:style-name="P26">Format :</text:p>
              <text:list>
                <text:list-item>
                  <text:p text:style-name="P26">STX | Type de paquet | IP Local | ID de la bombe | Position en X | Position en Y | ID du joueur | Checksum | ETX</text:p>
                </text:list-item>
              </text:list>
            </text:list-item>
            <text:list-item>
              <text:p text:style-name="P26">Envoyée par le Client (et renvoyée par le Server) lorsqu'une bombe est placée.</text:p>
            </text:list-item>
            <text:list-item>
              <text:p text:style-name="P26"><text:soft-page-break/>Pour plus d'information, voir la section « Jeu » et la section « Entités ». L'ID est utilisé pour identifier la bombe de manière pseudo-unique</text:p>
              <text:p text:style-name="P26"/>
              <text:p text:style-name="P26"/>
              <text:p text:style-name="P26"/>
              <text:p text:style-name="P26"/>
              <text:p text:style-name="P26"/>
              <text:p text:style-name="P26"/>
            </text:list-item>
          </text:list>
          <text:p text:style-name="P27">BombExplodeTrame :</text:p>
          <text:list text:continue-numbering="true">
            <text:list-item>
              <text:p text:style-name="P26">Format :</text:p>
              <text:list>
                <text:list-item>
                  <text:p text:style-name="P26">STX | Type de paquet | IP Local | ID de la bombe | Position en X | Position en Y | Checksum | ETX</text:p>
                </text:list-item>
              </text:list>
            </text:list-item>
            <text:list-item>
              <text:p text:style-name="P26">Envoyée par le Client (et renvoyée par le Server) lorsqu'une bombe explose. L'ID est utilisé pour identifier quelle bombe a explosé.</text:p>
              <text:p text:style-name="P26"/>
              <text:p text:style-name="P26"/>
            </text:list-item>
          </text:list>
          <text:p text:style-name="P27">PlayerPickupBombTrame :</text:p>
          <text:list text:continue-numbering="true">
            <text:list-item>
              <text:p text:style-name="P26">Format :</text:p>
              <text:list>
                <text:list-item>
                  <text:p text:style-name="P26">STX | Type de paquet | IP Local | ID du joueur | Position en X | Position en Y | Checksum | ETX</text:p>
                </text:list-item>
              </text:list>
            </text:list-item>
            <text:list-item>
              <text:p text:style-name="P26">Envoyée par le Client (et renvoyée par le Server) lorsque le joueur prend une bombe dans ses mains.</text:p>
              <text:list>
                <text:list-item>
                  <text:p text:style-name="P26">TOFIX - BUG : L'ID de la bombe devrait idéalement être envoyée aussi, au cas où la position des joueurs n'est pas synchronisée, ce qui peut causer un joueur a prendre une bombe inexistante sur certains clients.</text:p>
                  <text:p text:style-name="P26"/>
                  <text:p text:style-name="P26"/>
                </text:list-item>
              </text:list>
            </text:list-item>
          </text:list>
          <text:p text:style-name="P28">PlayerThrowBombTrame :</text:p>
          <text:list text:continue-numbering="true">
            <text:list-item>
              <text:p text:style-name="P30">Format :</text:p>
              <text:list>
                <text:list-item>
                  <text:p text:style-name="P30">STX | Type de paquet | IP Local | ID de la bombe | Direction du lancer | ID du joueur | Checksum | ETX</text:p>
                </text:list-item>
              </text:list>
            </text:list-item>
            <text:list-item>
              <text:p text:style-name="P30">Envoyée par le Client (et renvoyée par le Server) lorsque le joueur lance une bombe. L'animation est gérée par les Clients de manière individuelle.</text:p>
              <text:p text:style-name="P30"/>
              <text:p text:style-name="P30"/>
            </text:list-item>
          </text:list>
          <text:p text:style-name="P28">PlayerKickBombTrame :</text:p>
          <text:list text:continue-numbering="true">
            <text:list-item>
              <text:p text:style-name="P30">Format :</text:p>
              <text:list>
                <text:list-item>
                  <text:p text:style-name="P30">Exactement le même que PlayerThrowBomb</text:p>
                </text:list-item>
              </text:list>
            </text:list-item>
            <text:list-item>
              <text:p text:style-name="P30">Envoyée par le Client (et renvoyée par le Server) lorsque le joueur botte une bombe. L'animation est gérée par les Clients de manière individuelle.</text:p>
              <text:p text:style-name="P30"/>
              <text:p text:style-name="P30"><text:soft-page-break/></text:p>
            </text:list-item>
          </text:list>
          <text:p text:style-name="P28">PlayerPickupBonusTrame :</text:p>
          <text:list text:continue-numbering="true">
            <text:list-item>
              <text:p text:style-name="P30">Format :</text:p>
              <text:list>
                <text:list-item>
                  <text:p text:style-name="P30">STX | Type de paquet | IP Local | ID du joueur | Position en X | Position en Y | Type de bonus | Checksum | ETX</text:p>
                </text:list-item>
              </text:list>
            </text:list-item>
            <text:list-item>
              <text:p text:style-name="P30">Envoyée par le Client (et renvoyée par le Server) lorsqu'un joueur gagne un bonus.</text:p>
              <text:p text:style-name="P30"/>
              <text:p text:style-name="P30"/>
            </text:list-item>
          </text:list>
          <text:p text:style-name="P28">GameEndTrame :</text:p>
          <text:list text:continue-numbering="true">
            <text:list-item>
              <text:p text:style-name="P30">Format :</text:p>
              <text:list>
                <text:list-item>
                  <text:p text:style-name="P30">STX | Type de paquet | IP Local | ID du joueur gagnant | Checksum | ETX</text:p>
                </text:list-item>
              </text:list>
            </text:list-item>
            <text:list-item>
              <text:p text:style-name="P30">Envoyée par le Server lorsqu'un seul joueur est vivant (ou 0, si la partie n'avait qu'un joueur) pour dire que la partie est finie et que le joueur correspondant à l'ID a gagné.</text:p>
            </text:list-item>
            <text:list-item>
              <text:p text:style-name="P30">Après son envoi, le Server se ferme, ainsi que tous les Clients et toutes les applications connectées.</text:p>
            </text:list-item>
          </text:list>
        </text:list-item>
      </text:list>
      <text:p text:style-name="P45"><text:tab/></text:p>
      <text:p text:style-name="P6"/>
      <text:p text:style-name="P4">Partie 2</text:p>
      <text:p text:style-name="P21">Le jeu et son fonctionnement</text:p>
      <text:p text:style-name="P46"/>
      <text:p text:style-name="P52">Formulaire de Jeu :</text:p>
      <text:p text:style-name="P8"><text:tab/>C’est le formulaire… de jeu !</text:p>
      <text:p text:style-name="P8"><text:tab/>Ce formulaire semble être plein, mais il ne possède en fait aucun contrôle. Tout est affiché en GDI+, avec un DoubleBuffer, dans un thread qui ne fait que ça. Est-ce performant ? J’imagine que oui.</text:p>
      <text:p text:style-name="P8"><text:tab/>C’est à partir de ce formulaire que se font la majorité des calculs.</text:p>
      <text:p text:style-name="P8"/>
      <text:p text:style-name="P8"><text:tab/>Il possède principalement deux threads : </text:p>
      <text:list xml:id="list151246324175042" text:continue-list="list151247794695161" text:style-name="WWNum1">
        <text:list-item>
          <text:p text:style-name="P24">Un qui ne fait que calculer en boucle, le « Thread de Calcul ». (Voir plus loin)</text:p>
        </text:list-item>
        <text:list-item>
          <text:p text:style-name="P24">Un qui s’occupe de l’interface d’utilisateur. Il reçoit les événements du formulaires (KeyPress, etc), et redessine l’écran le plus souvent possible.</text:p>
        </text:list-item>
      </text:list>
      <text:p text:style-name="P9"/>
      <text:p text:style-name="P8"><text:tab/>Il est créé par le Client, lorsqu’il reçoit l’ordre du Server de commencer la partie.</text:p>
      <text:p text:style-name="P8"><text:tab/>Prend en paramètre</text:p>
      <text:list xml:id="list151248111821220" text:continue-numbering="true" text:style-name="WWNum1">
        <text:list-item>
          <text:p text:style-name="P24">int NumeroJoueur -&gt; Le numéro du joueur associé au Client.</text:p>
        </text:list-item>
        <text:list-item>
          <text:p text:style-name="P24">Map map -&gt; La carte sur laquelle jouer.</text:p>
        </text:list-item>
        <text:list-item>
          <text:p text:style-name="P24">LobbyInfo lb -&gt; Information sur le jeu et les joueurs.</text:p>
        </text:list-item>
        <text:list-item>
          <text:p text:style-name="P24">Client client -&gt; Le Client local, qui l’a créé.</text:p>
        </text:list-item>
      </text:list>
      <text:p text:style-name="P8"><text:tab/></text:p>
      <text:p text:style-name="P8"><text:tab/>Attributs :</text:p>
      <text:list xml:id="list151247278349151" text:continue-numbering="true" text:style-name="WWNum1">
        <text:list-item>
          <text:p text:style-name="P24">m_KeyWrapper -&gt; Structure qui contient l’état du clavier, pour pouvoir envoyer ces information au « Thread de Calcul ».</text:p>
        </text:list-item>
        <text:list-item>
          <text:p text:style-name="P24">m_Map -&gt; Carte de jeu (Voir Carte)</text:p>
        </text:list-item>
        <text:list-item>
          <text:p text:style-name="P24">m_tJoueur -&gt; Tableau des différents joueurs, à 4 éléments (dont certains peuvent être null). Les joueurs sont classés selon leur NumeroJoueur.</text:p>
        </text:list-item>
        <text:list-item>
          <text:p text:style-name="P24">m_LobbyInfo -&gt; Même utilité que dans le Formulaire Multijoueur.</text:p>
        </text:list-item>
        <text:list-item>
          <text:p text:style-name="P24">m_Client -&gt; Client local.</text:p>
        </text:list-item>
      </text:list>
      <text:p text:style-name="P19">Points principaux</text:p>
      <text:list xml:id="list151248174559537" text:continue-numbering="true" text:style-name="WWNum1">
        <text:list-item>
          <text:p text:style-name="P24">Méthode MainLoop()</text:p>
          <text:list>
            <text:list-item>
              <text:p text:style-name="P24">Appelée sur un autre thread, le « Thread de Calcul ».</text:p>
            </text:list-item>
            <text:list-item>
              <text:p text:style-name="P24">Cette méthode ne fait que boucler jusqu’à la fin de partie, en s’assurant qu’il n’y a pas plus d’une itération par 8 millisecondes.</text:p>
            </text:list-item>
            <text:list-item>
              <text:p text:style-name="P23"><text:span text:style-name="T1">La Stopwatch (sw) s’occupe du temps. Tant que 8 millisecondes ne se sont pas écoulées, un Thread.Sleep(0) met le Thread en attente, en </text:span><text:soft-page-break/><text:span text:style-name="T1">laissant ce temps aux autres Threads du système d’exploitation.</text:span></text:p>
            </text:list-item>
            <text:list-item>
              <text:p text:style-name="P24">DeltaTime garde le temps écoulé en mémoire, afin de s’assurer que les calculs prennent le temps écoulé en compte (pour que les joueurs aient à la même vitesse, peu importe la vitesse de l’ordinateur, par exemple).</text:p>
            </text:list-item>
            <text:list-item>
              <text:p text:style-name="P24">EntityManager est un Singleton qui s’occupe de la gestion des entités (Voir EntityManager).</text:p>
            </text:list-item>
            <text:list-item>
              <text:p text:style-name="P24">Invalidate() dit au Thread d’affichage qu’il doit redessiner la fenêtre.</text:p>
            </text:list-item>
          </text:list>
        </text:list-item>
        <text:list-item>
          <text:p text:style-name="P24">Méthode frmJeu_Paint(…)</text:p>
          <text:list>
            <text:list-item>
              <text:p text:style-name="P24">Dessine la carte et toutes les entités enregistrées dans EntityManager.</text:p>
            </text:list-item>
          </text:list>
        </text:list-item>
        <text:list-item>
          <text:p text:style-name="P24">Plusieurs méthodes liées au événements du joueur, ainsi que celles liés au Client (lorsqu’il reçoit de l’information du serveur).</text:p>
          <text:p text:style-name="P32"/>
          <text:p text:style-name="P34">Lors de son instanciation, les Singletons EntityManager et TextureManager sont aussi instanciés, et la carte est reçue par le Server (ainsi que le nombre de joueurs, leurs couleurs, etc)</text:p>
        </text:list-item>
      </text:list>
      <text:p text:style-name="P33"/>
      <text:p text:style-name="P47">TextureManager :</text:p>
      <text:p text:style-name="P49"/>
      <text:p text:style-name="P49"><text:tab/>Singleton – C'est une classe dont le constructeur est privé. <text:tab/>Une seule instance de cette classe ne peut exister, et elle <text:tab/>est accessible via la propriété statique Instance.</text:p>
      <text:p text:style-name="P49"/>
      <text:p text:style-name="P49"><text:tab/>Elle possède toutes les textures utilisées dans le jeu, <text:tab/>ainsi qu'une méthode pour modifier la couleur des textures</text:p>
      <text:p text:style-name="P49"><text:tab/>(public static Bitmap ChangeColor(Color, Image)).</text:p>
      <text:p text:style-name="P49"/>
      <text:p text:style-name="P49"><text:tab/>Lors de son initialisation, elle va chercher les textures en <text:tab/>mémoire et les garde dans des tableaux d'images.</text:p>
      <text:p text:style-name="P49"><text:tab/>La couleur de certaines textures est modifiée et sauvegarder <text:tab/>ainsi (Joueurs et bombes).</text:p>
      <text:p text:style-name="P49"/>
      <text:p text:style-name="P47">EntityManager :</text:p>
      <text:p text:style-name="P49"/>
      <text:p text:style-name="P49"><text:tab/>C'est aussi un Singleton (voir plus haut)</text:p>
      <text:p text:style-name="P49"/>
      <text:p text:style-name="P49"><text:tab/>Il gère toutes les entités du jeu (Voir entités).</text:p>
      <text:p text:style-name="P49"><text:tab/>Il possède une liste de toutes les entités connues du jeu.</text:p>
      <text:p text:style-name="P49"><text:tab/>Il possède des méthodes pour ajouter, enlever ou obtenir des <text:tab/>entités, et s'occupe d'appeler les méthodes nécessaires</text:p>
      <text:p text:style-name="P49"><text:tab/>lorsque nécessaire (TickPlayer, TickEntities, Draw, etc)</text:p>
      <text:p text:style-name="P42">Entités :</text:p>
      <text:p text:style-name="P49"><text:tab/></text:p>
      <text:p text:style-name="P49"><text:tab/>Une entité est simplement tout ce qui n'est pas une case dans le jeu.</text:p>
      <text:p text:style-name="P49"><text:tab/>Les entité du jeu sont : Joueurs, Bombes et Feu.</text:p>
      <text:p text:style-name="P49"/>
      <text:p text:style-name="P49"><text:tab/>Les entités peuvent être déclarées (Registered) ou non.</text:p>
      <text:p text:style-name="P49"><text:tab/><text:tab/>La position, les minuteurs, les collisions, etc des </text:p>
      <text:p text:style-name="P49"><text:tab/><text:tab/>entités déclarées sont calculées localement.</text:p>
      <text:p text:style-name="P49"><text:tab/><text:tab/>Les entités non-déclarées ne sont que dessinées.</text:p>
      <text:p text:style-name="P49"/>
      <text:list xml:id="list4277952402455796577" text:style-name="L2">
        <text:list-header>
          <text:p text:style-name="P29">Classe AbsEntity:</text:p>
          <text:list>
            <text:list-item>
              <text:p text:style-name="P31">Classe abstraite de laquelle héritent toutes les entités.</text:p>
            </text:list-item>
            <text:list-item>
              <text:p text:style-name="P31">Possède la plupart des champs communs aux entités</text:p>
              <text:list>
                <text:list-item>
                  <text:p text:style-name="P56">bool m_Dead → Indique si l'entité est morte</text:p>
                </text:list-item>
                <text:list-item>
                  <text:p text:style-name="P56">bool m_Registered → Indique au EntityManager si l'entité doit être calculée localement</text:p>
                </text:list-item>
                <text:list-item>
                  <text:p text:style-name="P56">int m_x, m_y → Position, en EntityPixel, de l'entité</text:p>
                  <text:list>
                    <text:list-item>
                      <text:p text:style-name="P56">1 case = 30x30 EntityPixel</text:p>
                    </text:list-item>
                  </text:list>
                </text:list-item>
                <text:list-item>
                  <text:p text:style-name="P56">Map m_Map → Carte de jeu.</text:p>
                </text:list-item>
                <text:list-item>
                  <text:p text:style-name="P56">Int m_Size → Taille (Pour la collision et le dessin)</text:p>
                </text:list-item>
                <text:list-item>
                  <text:p text:style-name="P56">int m_ID → Identificateur pseudo-unique de l'entité</text:p>
                  <text:list>
                    <text:list-item>
                      <text:p text:style-name="P56">Calculé selon la position et l'heure de création de l'entité.</text:p>
                    </text:list-item>
                    <text:list-item>
                      <text:p text:style-name="P38">m_ID = (int)DateTime.Now.Ticks ^ (x &lt;&lt; 16) ^ y;</text:p>
                    </text:list-item>
                  </text:list>
                </text:list-item>
                <text:list-item>
                  <text:p text:style-name="P38">AbsCase[] GetCasesIn(...)</text:p>
                  <text:list>
                    <text:list-item>
                      <text:p text:style-name="P38">Retourne un tableau contenant les cases qui sont présentement en collision avec l'entité (en assumant qu'une entité n'est pas plus grosse qu'une case, elle ne peut donc qu'être dans un maximum de 4 cases à la fois). </text:p>
                    </text:list-item>
                  </text:list>
                </text:list-item>
                <text:list-item>
                  <text:p text:style-name="P38">Void Draw(...)</text:p>
                  <text:list>
                    <text:list-item>
                      <text:p text:style-name="P38">Dessine l'entité</text:p>
                      <text:p text:style-name="P35"/>
                    </text:list-item>
                  </text:list>
                </text:list-item>
              </text:list>
            </text:list-item>
          </text:list>
          <text:p text:style-name="P36">Interface Itexturable :</text:p>
          <text:list text:continue-numbering="true">
            <text:list-item>
              <text:p text:style-name="P35">Interface destinée au entités dont la texture change avec le temps (Oui, le nom n'est pas tout à fait significatif)</text:p>
            </text:list-item>
            <text:list-item>
              <text:p text:style-name="P35">Ne possède qu'une méthode, « UpdateTexture(long) »</text:p>
            </text:list-item>
            <text:list-item>
              <text:p text:style-name="P35">Implementé par les Bombes, le Feu et les Joueurs.</text:p>
              <text:p text:style-name="P35"/>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Classe AbsMoveableEntity :</text:p>
          <text:list text:continue-numbering="true">
            <text:list-item>
              <text:p text:style-name="P35">Classe abstraite de laquelle héritent les entités qui peuvent bouger.</text:p>
              <text:list>
                <text:list-item>
                  <text:p text:style-name="P35">Float m_Velx, m_Vely → Vélocité de l'entité</text:p>
                </text:list-item>
                <text:list-item>
                  <text:p text:style-name="P35">List&lt;CollisionInfo&gt; CheckCollision(...)</text:p>
                  <text:list>
                    <text:list-item>
                      <text:p text:style-name="P35">Évalue les collisions qui arriveront entre l'ancienne position de l'entité et la position après le mouvement en cours.</text:p>
                    </text:list-item>
                    <text:list-item>
                      <text:p text:style-name="P35">Retourne une liste de « CollisionInfo »</text:p>
                      <text:list>
                        <text:list-item>
                          <text:p text:style-name="P35">Structure contenant une AbsCase et une direction, pour savoir avec quelle case la collision s'est effectuée, et de quel côté de cette case.</text:p>
                          <text:list>
                            <text:list-item>
                              <text:p text:style-name="P35">Confusion possible : Le côté est par rapport à la case et non à l'entité.</text:p>
                            </text:list-item>
                          </text:list>
                        </text:list-item>
                      </text:list>
                    </text:list-item>
                  </text:list>
                </text:list-item>
                <text:list-item>
                  <text:p text:style-name="P35">Void Tick(...)</text:p>
                  <text:list>
                    <text:list-item>
                      <text:p text:style-name="P35">Effectue les calculs de déplacement selon le DeltaTime donné.</text:p>
                      <text:list>
                        <text:list-item>
                          <text:p text:style-name="P35">DeltaTime = Temps écoulé depuis le dernier calcul.</text:p>
                          <text:p text:style-name="P35"/>
                          <text:p text:style-name="P35"/>
                        </text:list-item>
                      </text:list>
                    </text:list-item>
                  </text:list>
                </text:list-item>
              </text:list>
            </text:list-item>
          </text:list>
          <text:p text:style-name="P36">Classe Fire :</text:p>
          <text:list text:continue-numbering="true">
            <text:list-item>
              <text:p text:style-name="P35">Hérite d'AbsEntity, implémente Itexturable</text:p>
            </text:list-item>
            <text:list-item>
              <text:p text:style-name="P35">Représente les images d'explosions créées lorsqu'une bombe explose.</text:p>
              <text:p text:style-name="P35"/>
            </text:list-item>
            <text:list-item>
              <text:p text:style-name="P35">Int m_TextureVariant → Utilisé pour déterminer quelle texture utiliser.</text:p>
            </text:list-item>
            <text:list-item>
              <text:p text:style-name="P35">Int m_LifeTime → Compteur de la durée de vie du feu.</text:p>
            </text:list-item>
            <text:list-item>
              <text:p text:style-name="P35">void Tick(...)</text:p>
              <text:list>
                <text:list-item>
                  <text:p text:style-name="P35">Réduit le compteur de durée de vie.</text:p>
                </text:list-item>
                <text:list-item>
                  <text:p text:style-name="P35">Lorsque m_LifeTime atteint 0, la méthode Update() est appelée.</text:p>
                </text:list-item>
              </text:list>
            </text:list-item>
            <text:list-item>
              <text:p text:style-name="P35">void Update()</text:p>
              <text:list>
                <text:list-item>
                  <text:p text:style-name="P35">Détruit le feu, et l'enlève du EntityManager.</text:p>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6">Classe Bomb :</text:p>
          <text:list text:continue-numbering="true">
            <text:list-item>
              <text:p text:style-name="P35">Hérite de AbsMoveableEntity, implémente Itexturable</text:p>
              <text:list>
                <text:list-item>
                  <text:p text:style-name="P35">int m_TextureVariant, int m_LifeTime -&gt; (voir Fire)</text:p>
                </text:list-item>
                <text:list-item>
                  <text:p text:style-name="P35">Joueur m_Owner → Propriétaire de la bombe</text:p>
                </text:list-item>
                <text:list-item>
                  <text:p text:style-name="P35">int m_Power → Force d'explosion de la bombe.</text:p>
                </text:list-item>
                <text:list-item>
                  <text:p text:style-name="P35">Int m_z → Position en Z de la bombe</text:p>
                  <text:list>
                    <text:list-item>
                      <text:p text:style-name="P35">Lorsque lancée, cette valeur est à plus que 0.</text:p>
                    </text:list-item>
                  </text:list>
                </text:list-item>
                <text:list-item>
                  <text:p text:style-name="P35"><text:soft-page-break/>bool m_Carried, m_Flying → Indique si la bombe est dans les mains d'un joueur, ou dans les airs.</text:p>
                  <text:p text:style-name="P35"/>
                </text:list-item>
                <text:list-item>
                  <text:p text:style-name="P35">Bool Kick(...)</text:p>
                  <text:list>
                    <text:list-item>
                      <text:p text:style-name="P35">Exécute les calculs nécessaires au botté d'une bombe.</text:p>
                    </text:list-item>
                  </text:list>
                </text:list-item>
                <text:list-item>
                  <text:p text:style-name="P35">Void Bomb_Collided(...)</text:p>
                  <text:list>
                    <text:list-item>
                      <text:p text:style-name="P35">Appelé lorsque la bombe entre en collision avec une case solide. Appelle la méthode SettleAt(...).</text:p>
                    </text:list-item>
                  </text:list>
                </text:list-item>
                <text:list-item>
                  <text:p text:style-name="P35">Void SettleAt(...)</text:p>
                  <text:list>
                    <text:list-item>
                      <text:p text:style-name="P35">Pose la bombe à la position spécifiée.</text:p>
                    </text:list-item>
                  </text:list>
                </text:list-item>
                <text:list-item>
                  <text:p text:style-name="P35">Void Tick(...)</text:p>
                  <text:list>
                    <text:list-item>
                      <text:p text:style-name="P35">Exécute les calculs de position, si nécessaire.</text:p>
                    </text:list-item>
                    <text:list-item>
                      <text:p text:style-name="P35">Réduit le compteur de durée de vie de la bombe.</text:p>
                    </text:list-item>
                    <text:list-item>
                      <text:p text:style-name="P35">Lorsque celui-ci est à 0, appelle la méthode Update().</text:p>
                    </text:list-item>
                  </text:list>
                </text:list-item>
                <text:list-item>
                  <text:p text:style-name="P35">Void Update()</text:p>
                  <text:list>
                    <text:list-item>
                      <text:p text:style-name="P35">Explose la bombe.</text:p>
                      <text:list>
                        <text:list-item>
                          <text:p text:style-name="P35">Place du feu à toutes les cases dans 4 directions principales jusqu'à la valeur de m_Power, ou jusqu'à ce qu'un obstacle bloque le chemin.</text:p>
                        </text:list-item>
                        <text:list-item>
                          <text:p text:style-name="P35">Détruit la bombe et la remplace pour du feu.</text:p>
                        </text:list-item>
                        <text:list-item>
                          <text:p text:style-name="P35">Utilise la méthode SetFire(...).</text:p>
                        </text:list-item>
                      </text:list>
                    </text:list-item>
                  </text:list>
                </text:list-item>
                <text:list-item>
                  <text:p text:style-name="P35">Bool SetFire(...)</text:p>
                  <text:list>
                    <text:list-item>
                      <text:p text:style-name="P35">Tente de placer du feu dans la case spécifiée.</text:p>
                      <text:list>
                        <text:list-item>
                          <text:p text:style-name="P35">Si le feu s'est bien placé et que la case permet au feu de passer au travers, retourne True.</text:p>
                        </text:list-item>
                        <text:list-item>
                          <text:p text:style-name="P35">Ajoute la case brisée à une liste passée en paramètre.</text:p>
                        </text:list-item>
                        <text:list-item>
                          <text:p text:style-name="P35">Appelle la méthode MakeRandomBonus(...) pour créer des bonus lors de la destruction de cases « Wall ».</text:p>
                        </text:list-item>
                        <text:list-item>
                          <text:p text:style-name="P35">Utilise la méthode Ignite(...).</text:p>
                        </text:list-item>
                      </text:list>
                    </text:list-item>
                  </text:list>
                </text:list-item>
                <text:list-item>
                  <text:p text:style-name="P35">public static void Ignite(...)</text:p>
                  <text:list>
                    <text:list-item>
                      <text:p text:style-name="P35">Place du feu à l'endroit spécifié.</text:p>
                    </text:list-item>
                  </text:list>
                </text:list-item>
                <text:list-item>
                  <text:p text:style-name="P35">Possède aussi des méthodes légèrement modifiées pour gérer les calculs de position et de collisions dans les airs.</text:p>
                  <text:p text:style-name="P35"/>
                </text:list-item>
              </text:list>
            </text:list-item>
          </text:list>
          <text:p text:style-name="P36">Classe Joueur :</text:p>
          <text:list text:continue-numbering="true">
            <text:list-item>
              <text:p text:style-name="P35">Hérite de AbsMoveableEntity, implémente Itexturable.</text:p>
              <text:list>
                <text:list-item>
                  <text:p text:style-name="P35">Int m_TextureVariant → Voir Fire.</text:p>
                </text:list-item>
                <text:list-item>
                  <text:p text:style-name="P35">Int m_BonusExtraBomb, m_BonusFirePower, m_BonusRollerSkates → Bonus en quanité de bombes, en puissance de bombes et en vitesse, respectivement.</text:p>
                </text:list-item>
                <text:list-item>
                  <text:p text:style-name="P35">Bool m_BonusGlove, m_BonusKick → Capacité de lancer et de botter des bombes, respectivement.</text:p>
                </text:list-item>
                <text:list-item>
                  <text:p text:style-name="P35">Int m_BombsLeft → Quantité restante de bombes que le joueur peut placer.</text:p>
                </text:list-item>
                <text:list-item>
                  <text:p text:style-name="P35">Bool m_CarryingBomb → Détermine si le joueur tient une bombe dans ses mains.</text:p>
                </text:list-item>
                <text:list-item>
                  <text:p text:style-name="P35"><text:soft-page-break/>Bomb m_Bomb → Pointeur vers la bombe que tient le joueur (ou null).</text:p>
                </text:list-item>
                <text:list-item>
                  <text:p text:style-name="P35">Byte m_IDJoueur → Numero de joueur (Voir Partie 1)</text:p>
                  <text:p text:style-name="P35"/>
                </text:list-item>
                <text:list-item>
                  <text:p text:style-name="P35">void Die(...)</text:p>
                  <text:list>
                    <text:list-item>
                      <text:p text:style-name="P35">Lancée lorsque le joueur est dans du Feu.</text:p>
                    </text:list-item>
                    <text:list-item>
                      <text:p text:style-name="P35">Tue le joueur.</text:p>
                    </text:list-item>
                  </text:list>
                </text:list-item>
                <text:list-item>
                  <text:p text:style-name="P35">Void Joueur_Moved(...)</text:p>
                  <text:list>
                    <text:list-item>
                      <text:p text:style-name="P35">Lancée lorsque le joueur bouge.</text:p>
                    </text:list-item>
                    <text:list-item>
                      <text:p text:style-name="P35">Met à jour la position de la bombe dans les mains du joueur.</text:p>
                    </text:list-item>
                  </text:list>
                </text:list-item>
                <text:list-item>
                  <text:p text:style-name="P35">Void Joueur_Collided(...)</text:p>
                  <text:list>
                    <text:list-item>
                      <text:p text:style-name="P35">Lancée lorsque le joueur entre en collision avec quelque chose.</text:p>
                      <text:list>
                        <text:list-item>
                          <text:p text:style-name="P35">Si la case contient une bombe, elle est bottée.</text:p>
                        </text:list-item>
                      </text:list>
                    </text:list-item>
                  </text:list>
                </text:list-item>
                <text:list-item>
                  <text:p text:style-name="P35">Void Joueur_ChangedCase(...)</text:p>
                  <text:list>
                    <text:list-item>
                      <text:p text:style-name="P35">Lancée lorsque le joueur change de case</text:p>
                      <text:list>
                        <text:list-item>
                          <text:p text:style-name="P35">Lance la méthode PickBonus ou l'événement Died, si nécessaire.</text:p>
                        </text:list-item>
                      </text:list>
                    </text:list-item>
                  </text:list>
                </text:list-item>
                <text:list-item>
                  <text:p text:style-name="P35">Void PickBonus(...)</text:p>
                  <text:list>
                    <text:list-item>
                      <text:p text:style-name="P35">Ajoute le bonus au joueur et le détruit.</text:p>
                    </text:list-item>
                  </text:list>
                </text:list-item>
                <text:list-item>
                  <text:p text:style-name="P35">Void Tick(...)</text:p>
                  <text:list>
                    <text:list-item>
                      <text:p text:style-name="P35">Calcule les mouvements et collisions du joueur, et applique une force de friction pour le ralentir.</text:p>
                    </text:list-item>
                  </text:list>
                </text:list-item>
                <text:list-item>
                  <text:p text:style-name="P35">Void TickPlayer(...)</text:p>
                  <text:list>
                    <text:list-item>
                      <text:p text:style-name="P35">Modifie la vélocité du joueur en fonction des touches du clavier (et des bonus de vitesse)</text:p>
                    </text:list-item>
                    <text:list-item>
                      <text:p text:style-name="P35">Appelle les méthodes pour placer, prendre ou lancer des bombes, si nécessaire.</text:p>
                      <text:p text:style-name="P35"/>
                      <text:p text:style-name="P35"/>
                      <text:p text:style-name="P35"/>
                      <text:p text:style-name="P35"/>
                      <text:p text:style-name="P35"/>
                    </text:list-item>
                  </text:list>
                </text:list-item>
                <text:list-item>
                  <text:p text:style-name="P35">Bool ShootBomb(...)</text:p>
                  <text:list>
                    <text:list-item>
                      <text:p text:style-name="P35">Tente de lancer une bombe dans la direction spécifiée (selon la vélocité du joueur)</text:p>
                      <text:list>
                        <text:list-item>
                          <text:p text:style-name="P35">Indique à la bombe qu'elle est dans les airs</text:p>
                          <text:list>
                            <text:list-item>
                              <text:p text:style-name="P35">m_Bomb.Flying = true;</text:p>
                            </text:list-item>
                            <text:list-item>
                              <text:p text:style-name="P35">m_Bomb.Z = 0; // Pour le dessin</text:p>
                            </text:list-item>
                            <text:list-item>
                              <text:p text:style-name="P35">m_Bomb.Carried = false; // Elle n'est plus tenue.</text:p>
                            </text:list-item>
                          </text:list>
                        </text:list-item>
                      </text:list>
                    </text:list-item>
                  </text:list>
                </text:list-item>
                <text:list-item>
                  <text:p text:style-name="P35">Bool PickupBomb(...)</text:p>
                  <text:list>
                    <text:list-item>
                      <text:p text:style-name="P35">Tente de prendre une bombe à la position spécifiée</text:p>
                      <text:list>
                        <text:list-item>
                          <text:p text:style-name="P35">Indique à la bombe qu'elle est prise</text:p>
                          <text:list>
                            <text:list-item>
                              <text:p text:style-name="P35">m_Bomb.Z = 40; // Dessinée au-dessus de où elle est vraiment.</text:p>
                            </text:list-item>
                            <text:list-item>
                              <text:p text:style-name="P35">m_Bomb.Carried = true;</text:p>
                            </text:list-item>
                            <text:list-item>
                              <text:p text:style-name="P35">m_CarryingBomb = true;</text:p>
                            </text:list-item>
                          </text:list>
                        </text:list-item>
                      </text:list>
                    </text:list-item>
                  </text:list>
                </text:list-item>
                <text:list-item>
                  <text:p text:style-name="P35">Bool DropBomb(...)</text:p>
                  <text:list>
                    <text:list-item>
                      <text:p text:style-name="P35">Tente de placer une bombe à l'emplacement du joueur</text:p>
                      <text:p text:style-name="P50"/>
                      <text:p text:style-name="P43">Carte :</text:p>
                    </text:list-item>
                  </text:list>
                </text:list-item>
              </text:list>
            </text:list-item>
          </text:list>
        </text:list-header>
      </text:list>
      <text:p text:style-name="P49"><text:tab/></text:p>
      <text:p text:style-name="P49"><text:tab/><text:span text:style-name="T15">Contient un tableau 2D de cases.</text:span></text:p>
      <text:p text:style-name="P49"><text:tab/><text:span text:style-name="T15">Contient aussi quelques méthodes utiles à la création, destruction et au dessin des cases, ainsi que les méthodes nécessaires à la sérialisation.</text:span></text:p>
      <text:p text:style-name="P49"/>
      <text:p text:style-name="P49"><text:tab/><text:span text:style-name="T15">AbsCase[,] m_tCases → Tableau des cases de la carte.</text:span></text:p>
      <text:p text:style-name="P49"><text:tab/><text:span text:style-name="T15">Int m_NoCase → Taille du tableau</text:span></text:p>
      <text:p text:style-name="P49"><text:tab/></text:p>
      <text:p text:style-name="P49"/>
      <text:p text:style-name="P48">Cases :</text:p>
      <text:p text:style-name="P51"/>
      <text:p text:style-name="P51"><text:tab/><text:span text:style-name="T16">AbsCase </text:span>: Classe abstraite pour ce qui s'applique à toutes les cases</text:p>
      <text:p text:style-name="P51"><text:tab/></text:p>
      <text:p text:style-name="P51"><text:tab/>m_x → Position de la case en X</text:p>
      <text:p text:style-name="P51"><text:tab/>m_y → Position de la case en Y</text:p>
      <text:p text:style-name="P51"><text:tab/>m_Map → Carte de jeu dans laquelle la case est</text:p>
      <text:p text:style-name="P51"><text:tab/>m_Breakable → Indique si la case peut être brisée par une bombe</text:p>
      <text:p text:style-name="P51"><text:tab/>m_Breaking → Indique si la case est en train de se faire briser</text:p>
      <text:p text:style-name="P51"><text:tab/>m_FireGoThrough → Indique si la case laisse le feu passer au travers</text:p>
      <text:p text:style-name="P51"><text:tab/>m_Solid → Indique si la case est solide</text:p>
      <text:p text:style-name="P51"><text:tab/>m_FireEntity → Si la case est en train d'être explosée, c'est l'entité de feu qu'elle contient</text:p>
      <text:p text:style-name="P51"/>
      <text:p text:style-name="P51"><text:tab/><text:span text:style-name="T16">CaseVide :</text:span> C'est le sol :D</text:p>
      <text:p text:style-name="P51"/>
      <text:p text:style-name="P51"><text:tab/>m_Bomb → Si une bombe est posée sur cette case, c'est la référence vers la bombe.</text:p>
      <text:p text:style-name="P51"><text:tab/></text:p>
      <text:p text:style-name="P51"><text:tab/><text:span text:style-name="T16">CaseWall :</text:span> C'est un mur brisable.</text:p>
      <text:p text:style-name="P51"/>
      <text:p text:style-name="P51"><text:tab/><text:span text:style-name="T16">CaseSolidWall :</text:span> C'est un mur pas brisable.</text:p>
      <text:p text:style-name="P51"/>
      <text:p text:style-name="P51"><text:tab/><text:span text:style-name="T16">CaseBonus :</text:span> C'est un bonus!</text:p>
      <text:p text:style-name="P51"/>
      <text:p text:style-name="P51"><text:tab/><text:tab/>m_TextureVariant → Les cases bonus sont animées. C'est la texture utilisée à ce moment.</text:p>
      <text:p text:style-name="P51"><text:tab/><text:tab/>m_Type → Type de bonus</text:p>
      <text:p text:style-name="P54"><text:span text:style-name="T4"><text:tab/><text:tab/><text:tab/></text:span><text:span text:style-name="T10">ExtraBomb,</text:span></text:p>
      <text:p text:style-name="P18"><text:span text:style-name="T12"><text:s text:c="8"/><text:tab/><text:tab/>FirePower,</text:span></text:p>
      <text:p text:style-name="P18"><text:span text:style-name="T12"><text:s text:c="8"/><text:tab/><text:tab/>RollerSkates,</text:span></text:p>
      <text:p text:style-name="P18"><text:span text:style-name="T12"><text:s text:c="8"/><text:tab/><text:tab/>Glove,</text:span></text:p>
      <text:p text:style-name="P18"><text:span text:style-name="T12"><text:s text:c="8"/><text:tab/><text:tab/>Kick,</text:span></text:p>
      <text:p text:style-name="P22"><text:span text:style-name="T12"><text:s text:c="8"/><text:tab/><text:tab/>Maximum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eelawadee UI" svg:font-family="'Leelawadee UI'" style:font-adornments="Normal"/>
    <style:font-face style:name="OpenSymbol" svg:font-family="OpenSymbol"/>
    <style:font-face style:name="Segoe UI" svg:font-family="'Segoe UI'" style:font-adornments="Normal"/>
    <style:font-face style:name="Arial Unicode MS1" svg:font-family="'Arial Unicode M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CA" style:font-name-asian="SimSun"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CA" style:font-name-asian="SimSun"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3"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4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5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6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ection des services informatiques</meta:initial-creator>
    <meta:editing-cycles>5</meta:editing-cycles>
    <meta:creation-date>2016-12-01T01:46:00</meta:creation-date>
    <dc:date>2016-12-06T15:12:45.829000000</dc:date>
    <meta:editing-duration>PT4H28M27S</meta:editing-duration>
    <meta:generator>LibreOffice/5.0.5.2$Windows_x86 LibreOffice_project/55b006a02d247b5f7215fc6ea0fde844b30035b3</meta:generator>
    <meta:document-statistic meta:table-count="0" meta:image-count="0" meta:object-count="0" meta:page-count="18" meta:paragraph-count="492" meta:word-count="4653" meta:character-count="25866" meta:non-whitespace-character-count="21784"/>
    <meta:user-defined meta:name="AppVersion">16.0000</meta:user-defined>
    <meta:user-defined meta:name="Company">Cégep de Lévis-Lauz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